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6634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1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F$2:.$F$50])" table:allow-empty-cell="true" table:display-list="unsorted" table:base-cell-address="zi_part_freq.D1">
          <table:error-message table:message-type="stop" table:display="true"/>
        </table:content-validation>
        <table:content-validation table:name="val2" table:condition="of:cell-content-is-in-list([.$F$2:.$F$50])" table:allow-empty-cell="true" table:display-list="unsorted" table:base-cell-address="zi_part_freq.E1">
          <table:error-message table:message-type="stop" table:display="true"/>
        </table:content-validation>
        <table:content-validation table:name="val3" table:base-cell-address="zi_part_freq.D1">
          <table:error-message table:message-type="stop" table:display="true"/>
        </table:content-validation>
      </table:content-validations>
      <table:table table:name="zi_part_freq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omment</text:p>
          </table:table-cell>
          <table:table-cell table:style-name="ce3" table:content-validation-name="val1" office:value-type="string" calcext:value-type="string">
            <text:p>category</text:p>
          </table:table-cell>
          <table:table-cell table:content-validation-name="val2" office:value-type="string" calcext:value-type="string">
            <text:p>category-2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URL – wikiwan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510" calcext:value-type="float">
            <text:p>510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style-name="ce4" table:content-validation-name="val3" office:value-type="string" calcext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氵</text:p>
          </table:table-cell>
          <table:table-cell office:value-type="float" office:value="374" calcext:value-type="float">
            <text:p>374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style-name="ce2" table:content-validation-name="val3" office:value-type="string" calcext:value-type="string">
            <text:p>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334" calcext:value-type="float">
            <text:p>334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style-name="ce2" table:content-validation-name="val3" office:value-type="string" calcext:value-type="string">
            <text:p>a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纟</text:p>
          </table:table-cell>
          <table:table-cell office:value-type="float" office:value="315" calcext:value-type="float">
            <text:p>315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style-name="ce2" table:content-validation-name="val3" office:value-type="string" calcext:value-type="string">
            <text:p>rad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讠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口</text:p>
          </table:table-cell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阝</text:p>
          </table:table-cell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office:annotation draw:style-name="gr1" draw:text-style-name="P2" svg:width="1.1413in" svg:height="0.7083in" svg:x="2.6787in" svg:y="0.476in" draw:caption-point-x="-0.2402in" draw:caption-point-y="0.5945in">
              <dc:date>2024-01-29T00:00:00</dc:date>
              <text:p text:style-name="P1"><text:span text:style-name="T1"><text:a xlink:href="https://www.wikiwand.com/zh-cn/阜部" xlink:type="simple">阜部</text:a></text:span><text:span text:style-name="T1">，“阝”在左，俗称“左耳旁” </text:span></text:p>
            </office:annotation>
            <text:p>阜部 邑部 ⻏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style-name="ce2" table:content-validation-name="val3"/>
          <table:table-cell office:value-type="string" calcext:value-type="string">
            <text:p>https://www.wikiwand.com/zh-cn/%E9%98%9C%E9%83%A8</text:p>
          </table:table-cell>
          <table:table-cell office:value-type="string" calcext:value-type="string">
            <text:p>https://www.wikiwand.com/zh-cn/%E9%82%91%E9%83%A8</text:p>
          </table:table-cell>
        </table:table-row>
        <table:table-row table:style-name="ro1">
          <table:table-cell office:value-type="string" calcext:value-type="string">
            <text:p>艹</text:p>
          </table:table-cell>
          <table:table-cell office:value-type="float" office:value="283" calcext:value-type="float">
            <text:p>283</text:p>
          </table:table-cell>
          <table:table-cell table:style-name="ce1"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style-name="ce2" table:content-validation-name="val3"/>
          <table:table-cell table:number-columns-repeated="2"/>
        </table:table-row>
        <table:table-row table:style-name="ro1">
          <table:table-cell office:value-type="string" calcext:value-type="string">
            <text:p>钅</text:p>
          </table:table-cell>
          <table:table-cell office:value-type="float" office:value="263" calcext:value-type="float">
            <text:p>263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style-name="ce2" table:content-validation-name="val3" office:value-type="string" calcext:value-type="string">
            <text:p>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259" calcext:value-type="float">
            <text:p>259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扌</text:p>
          </table:table-cell>
          <table:table-cell office:value-type="float" office:value="259" calcext:value-type="float">
            <text:p>259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style-name="ce2" table:content-validation-name="val3" office:value-type="string" calcext:value-type="string">
            <text:p>hea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5" calcext:value-type="float">
            <text:p>215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亻</text:p>
          </table:table-cell>
          <table:table-cell office:value-type="float" office:value="212" calcext:value-type="float">
            <text:p>212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210" calcext:value-type="float">
            <text:p>210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虫</text:p>
          </table:table-cell>
          <table:table-cell office:value-type="float" office:value="204" calcext:value-type="float">
            <text:p>204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style-name="ce2" table:content-validation-name="val3" office:value-type="string" calcext:value-type="string">
            <text:p>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99" calcext:value-type="float">
            <text:p>199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office:value-type="string" calcext:value-type="string">
            <text:p>m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56" calcext:value-type="float">
            <text:p>156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 office:value-type="string" calcext:value-type="string">
            <text:p>human</text:p>
          </table:table-cell>
          <table:table-cell table:style-name="ce2" table:content-validation-name="val3" office:value-type="string" calcext:value-type="string">
            <text:p>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辶</text:p>
          </table:table-cell>
          <table:table-cell office:value-type="float" office:value="143" calcext:value-type="float">
            <text:p>143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42" calcext:value-type="float">
            <text:p>142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1" calcext:value-type="float">
            <text:p>141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office:value-type="string" calcext:value-type="string">
            <text:p>space-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马</text:p>
          </table:table-cell>
          <table:table-cell office:value-type="float" office:value="138" calcext:value-type="float">
            <text:p>138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136" calcext:value-type="float">
            <text:p>136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unit-of-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135" calcext:value-type="float">
            <text:p>135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33" calcext:value-type="float">
            <text:p>133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鸟</text:p>
          </table:table-cell>
          <table:table-cell office:value-type="float" office:value="133" calcext:value-type="float">
            <text:p>133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122" calcext:value-type="float">
            <text:p>122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office:value-type="string" calcext:value-type="string">
            <text:p>categor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疒</text:p>
          </table:table-cell>
          <table:table-cell office:value-type="float" office:value="121" calcext:value-type="float">
            <text:p>121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车</text:p>
          </table:table-cell>
          <table:table-cell office:value-type="float" office:value="118" calcext:value-type="float">
            <text:p>11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禾</text:p>
          </table:table-cell>
          <table:table-cell office:value-type="float" office:value="116" calcext:value-type="float">
            <text:p>116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忄</text:p>
          </table:table-cell>
          <table:table-cell office:value-type="float" office:value="113" calcext:value-type="float">
            <text:p>113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鱼</text:p>
          </table:table-cell>
          <table:table-cell office:value-type="float" office:value="110" calcext:value-type="float">
            <text:p>110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⺮</text:p>
          </table:table-cell>
          <table:table-cell office:value-type="float" office:value="107" calcext:value-type="float">
            <text:p>107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王</text:p>
          </table:table-cell>
          <table:table-cell office:value-type="float" office:value="107" calcext:value-type="float">
            <text:p>107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07" calcext:value-type="float">
            <text:p>107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山</text:p>
          </table:table-cell>
          <table:table-cell office:value-type="float" office:value="98" calcext:value-type="float">
            <text:p>98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97" calcext:value-type="float">
            <text:p>97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攵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攴</text:p>
          </table:table-cell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犭</text:p>
          </table:table-cell>
          <table:table-cell office:value-type="float" office:value="92" calcext:value-type="float">
            <text:p>92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宀</text:p>
          </table:table-cell>
          <table:table-cell office:value-type="float" office:value="91" calcext:value-type="float">
            <text:p>9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巾</text:p>
          </table:table-cell>
          <table:table-cell office:value-type="float" office:value="87" calcext:value-type="float">
            <text:p>87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87" calcext:value-type="float">
            <text:p>87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85" calcext:value-type="float">
            <text:p>8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隹</text:p>
          </table:table-cell>
          <table:table-cell office:value-type="float" office:value="82" calcext:value-type="float">
            <text:p>82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饣</text:p>
          </table:table-cell>
          <table:table-cell office:value-type="float" office:value="78" calcext:value-type="float">
            <text:p>7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酉</text:p>
          </table:table-cell>
          <table:table-cell office:value-type="float" office:value="76" calcext:value-type="float">
            <text:p>76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73" calcext:value-type="float">
            <text:p>73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欠</text:p>
          </table:table-cell>
          <table:table-cell office:value-type="float" office:value="72" calcext:value-type="float">
            <text:p>7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竹</text:p>
          </table:table-cell>
          <table:table-cell office:value-type="float" office:value="72" calcext:value-type="float">
            <text:p>72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71" calcext:value-type="float">
            <text:p>71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广</text:p>
          </table:table-cell>
          <table:table-cell office:value-type="float" office:value="71" calcext:value-type="float">
            <text:p>71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米</text:p>
          </table:table-cell>
          <table:table-cell office:value-type="float" office:value="71" calcext:value-type="float">
            <text:p>71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70" calcext:value-type="float">
            <text:p>70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69" calcext:value-type="float">
            <text:p>69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69" calcext:value-type="float">
            <text:p>69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刀</text:p>
          </table:table-cell>
          <table:table-cell office:value-type="float" office:value="64" calcext:value-type="float">
            <text:p>6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62" calcext:value-type="float">
            <text:p>6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玉</text:p>
          </table:table-cell>
          <table:table-cell office:value-type="float" office:value="62" calcext:value-type="float">
            <text:p>62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礻</text:p>
          </table:table-cell>
          <table:table-cell office:value-type="float" office:value="62" calcext:value-type="float">
            <text:p>62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穴</text:p>
          </table:table-cell>
          <table:table-cell office:value-type="float" office:value="61" calcext:value-type="float">
            <text:p>6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十</text:p>
          </table:table-cell>
          <table:table-cell office:value-type="float" office:value="59" calcext:value-type="float">
            <text:p>59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贝</text:p>
          </table:table-cell>
          <table:table-cell office:value-type="float" office:value="56" calcext:value-type="float">
            <text:p>56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55" calcext:value-type="float">
            <text:p>55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田</text:p>
          </table:table-cell>
          <table:table-cell office:value-type="float" office:value="54" calcext:value-type="float">
            <text:p>5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52" calcext:value-type="float">
            <text:p>52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衤</text:p>
          </table:table-cell>
          <table:table-cell office:value-type="float" office:value="51" calcext:value-type="float">
            <text:p>5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殳</text:p>
          </table:table-cell>
          <table:table-cell office:value-type="float" office:value="48" calcext:value-type="float">
            <text:p>4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羽</text:p>
          </table:table-cell>
          <table:table-cell office:value-type="float" office:value="48" calcext:value-type="float">
            <text:p>48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46" calcext:value-type="float">
            <text:p>46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厂</text:p>
          </table:table-cell>
          <table:table-cell office:value-type="float" office:value="45" calcext:value-type="float">
            <text:p>4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彳</text:p>
          </table:table-cell>
          <table:table-cell office:value-type="float" office:value="45" calcext:value-type="float">
            <text:p>4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45" calcext:value-type="float">
            <text:p>45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刂</text:p>
          </table:table-cell>
          <table:table-cell office:value-type="float" office:value="43" calcext:value-type="float">
            <text:p>4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齿</text:p>
          </table:table-cell>
          <table:table-cell office:value-type="float" office:value="43" calcext:value-type="float">
            <text:p>43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罒</text:p>
          </table:table-cell>
          <table:table-cell office:value-type="float" office:value="42" calcext:value-type="float">
            <text:p>4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白</text:p>
          </table:table-cell>
          <table:table-cell office:value-type="float" office:value="41" calcext:value-type="float">
            <text:p>41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戈</text:p>
          </table:table-cell>
          <table:table-cell office:value-type="float" office:value="40" calcext:value-type="float">
            <text:p>4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40" calcext:value-type="float">
            <text:p>40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髟</text:p>
          </table:table-cell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黑</text:p>
          </table:table-cell>
          <table:table-cell office:value-type="float" office:value="40" calcext:value-type="float">
            <text:p>40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且</text:p>
          </table:table-cell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丿</text:p>
          </table:table-cell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尸</text:p>
          </table:table-cell>
          <table:table-cell office:value-type="float" office:value="39" calcext:value-type="float">
            <text:p>39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牜</text:p>
          </table:table-cell>
          <table:table-cell office:value-type="float" office:value="39" calcext:value-type="float">
            <text:p>39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39" calcext:value-type="float">
            <text:p>39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38" calcext:value-type="float">
            <text:p>38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冖</text:p>
          </table:table-cell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寸</text:p>
          </table:table-cell>
          <table:table-cell office:value-type="float" office:value="37" calcext:value-type="float">
            <text:p>37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37" calcext:value-type="float">
            <text:p>37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囗</text:p>
          </table:table-cell>
          <table:table-cell office:value-type="float" office:value="36" calcext:value-type="float">
            <text:p>36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弓</text:p>
          </table:table-cell>
          <table:table-cell office:value-type="float" office:value="36" calcext:value-type="float">
            <text:p>36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占</text:p>
          </table:table-cell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各</text:p>
          </table:table-cell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34" calcext:value-type="float">
            <text:p>34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句</text:p>
          </table:table-cell>
          <table:table-cell office:value-type="float" office:value="34" calcext:value-type="float">
            <text:p>3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34" calcext:value-type="float">
            <text:p>34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歹</text:p>
          </table:table-cell>
          <table:table-cell office:value-type="float" office:value="34" calcext:value-type="float">
            <text:p>34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34" calcext:value-type="float">
            <text:p>34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34" calcext:value-type="float">
            <text:p>34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合</text:p>
          </table:table-cell>
          <table:table-cell office:value-type="float" office:value="33" calcext:value-type="float">
            <text:p>3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子</text:p>
          </table:table-cell>
          <table:table-cell office:value-type="float" office:value="33" calcext:value-type="float">
            <text:p>3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33" calcext:value-type="float">
            <text:p>3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糸</text:p>
          </table:table-cell>
          <table:table-cell office:value-type="float" office:value="33" calcext:value-type="float">
            <text:p>3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32" calcext:value-type="float">
            <text:p>32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32" calcext:value-type="float">
            <text:p>32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彡</text:p>
          </table:table-cell>
          <table:table-cell office:value-type="float" office:value="31" calcext:value-type="float">
            <text:p>31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31" calcext:value-type="float">
            <text:p>31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分</text:p>
          </table:table-cell>
          <table:table-cell office:value-type="float" office:value="30" calcext:value-type="float">
            <text:p>30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夫</text:p>
          </table:table-cell>
          <table:table-cell office:value-type="float" office:value="30" calcext:value-type="float">
            <text:p>3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者</text:p>
          </table:table-cell>
          <table:table-cell office:value-type="float" office:value="30" calcext:value-type="float">
            <text:p>3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兼</text:p>
          </table:table-cell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甫</text:p>
          </table:table-cell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交</text:p>
          </table:table-cell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28" calcext:value-type="float">
            <text:p>28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亠</text:p>
          </table:table-cell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冫</text:p>
          </table:table-cell>
          <table:table-cell office:value-type="float" office:value="27" calcext:value-type="float">
            <text:p>27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27" calcext:value-type="float">
            <text:p>27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古</text:p>
          </table:table-cell>
          <table:table-cell office:value-type="float" office:value="27" calcext:value-type="float">
            <text:p>27</text:p>
          </table:table-cell>
          <table:table-cell/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支</text:p>
          </table:table-cell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7" calcext:value-type="float">
            <text:p>27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丷</text:p>
          </table:table-cell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26" calcext:value-type="float">
            <text:p>26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26" calcext:value-type="float">
            <text:p>26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26" calcext:value-type="float">
            <text:p>26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今</text:p>
          </table:table-cell>
          <table:table-cell office:value-type="float" office:value="25" calcext:value-type="float">
            <text:p>25</text:p>
          </table:table-cell>
          <table:table-cell/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厶</text:p>
          </table:table-cell>
          <table:table-cell office:value-type="float" office:value="25" calcext:value-type="float">
            <text:p>25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台</text:p>
          </table:table-cell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气</text:p>
          </table:table-cell>
          <table:table-cell office:value-type="float" office:value="25" calcext:value-type="float">
            <text:p>25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瓦</text:p>
          </table:table-cell>
          <table:table-cell office:value-type="float" office:value="25" calcext:value-type="float">
            <text:p>2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由</text:p>
          </table:table-cell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缶</text:p>
          </table:table-cell>
          <table:table-cell office:value-type="float" office:value="25" calcext:value-type="float">
            <text:p>2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丶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令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出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匚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士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必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易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犬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艮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豕</text:p>
          </table:table-cell>
          <table:table-cell office:value-type="float" office:value="24" calcext:value-type="float">
            <text:p>24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包</text:p>
          </table:table-cell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吉</text:p>
          </table:table-cell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23" calcext:value-type="float">
            <text:p>23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23" calcext:value-type="float">
            <text:p>2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其</text:p>
          </table:table-cell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勺</text:p>
          </table:table-cell>
          <table:table-cell office:value-type="float" office:value="22" calcext:value-type="float">
            <text:p>2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22" calcext:value-type="float">
            <text:p>2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廾</text:p>
          </table:table-cell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门</text:p>
          </table:table-cell>
          <table:table-cell office:value-type="float" office:value="22" calcext:value-type="float">
            <text:p>2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九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亢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冂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失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矢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肙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谷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豸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青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乂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亡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介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卜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可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尚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旦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比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至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良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豆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里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音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鬲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丨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共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坙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夂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灬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虍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于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元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勹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咸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屯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巴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曰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鼠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也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二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云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及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只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丑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刃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去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央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少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示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丰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乍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寺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并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申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畐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而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麻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儿</text:p>
          </table:table-cell>
          <table:table-cell office:value-type="float" office:value="14" calcext:value-type="float">
            <text:p>1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它</text:p>
          </table:table-cell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或</text:p>
          </table:table-cell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14" calcext:value-type="float">
            <text:p>14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14" calcext:value-type="float">
            <text:p>14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不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内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半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川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巨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彐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户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甲</text:p>
          </table:table-cell>
          <table:table-cell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亏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井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千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孚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尤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牛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矛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耒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乃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公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勿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宁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平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才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爿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隶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食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龠</text:p>
          </table:table-cell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丬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卩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弋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戶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未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爫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聿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/>
          <table:table-cell office:value-type="string" calcext:value-type="string">
            <text:p>https://www.wikiwand.com/zh/%E8%81%BF%E9%83%A8</text:p>
          </table:table-cell>
          <table:table-cell/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丸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佥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区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天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尧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柬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玄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畏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畺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疋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鼓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龙</text:p>
          </table:table-cell>
          <table:table-cell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丙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久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乚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仓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北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夊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屰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幺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戋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术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邑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韦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鬥</text:p>
          </table:table-cell>
          <table:table-cell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三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之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兄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凵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囟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夆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尼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屮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式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末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爻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覀</text:p>
          </table:table-cell>
          <table:table-cell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㔾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丘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东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冬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匋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匸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午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孛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黍</text:p>
          </table:table-cell>
          <table:table-cell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七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乞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了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入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呙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奂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巛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幷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廴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戒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父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风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齐</text:p>
          </table:table-cell>
          <table:table-cell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㐬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下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叉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向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space-tim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吕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员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戎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曲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用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色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釆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韭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黹</text:p>
          </table:table-cell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专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乀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乎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乛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以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六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兰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即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圣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布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庄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开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攴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旡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灰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电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癶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网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老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耂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舛</text:p>
          </table:table-cell>
          <table:table-cell office:value-type="float" office:value="3" calcext:value-type="float">
            <text:p>3</text:p>
          </table:table-cell>
          <table:table-cell>
            <office:annotation draw:style-name="gr1" draw:text-style-name="P2" svg:width="1.1413in" svg:height="0.7083in" svg:x="2.6787in" svg:y="66.2941in" draw:caption-point-x="-0.2402in" draw:caption-point-y="0.5945in">
              <dc:date>2024-01-30T00:00:00</dc:date>
              <text:p text:style-name="P3">1.違背。 2.錯誤、錯亂。 3.困厄、不幸。</text:p>
            </office:annotation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那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鼎</text:p>
          </table:table-cell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丈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乌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黑</text:p>
          </table:table-cell>
          <table:table-cell table:content-validation-name="val1" office:value-type="string" calcext:value-type="string">
            <text:p>color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乐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五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办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升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厽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友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另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呆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太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头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存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尺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市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斥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无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本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责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香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鬯</text:p>
          </table:table-cell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黾</text:p>
          </table:table-cell>
          <table:table-cell office:value-type="float" office:value="2" calcext:value-type="float">
            <text:p>2</text:p>
          </table:table-cell>
          <table:table-cell>
            <office:annotation draw:style-name="gr1" draw:text-style-name="P2" svg:width="1.1413in" svg:height="0.7083in" svg:x="2.6787in" svg:y="70.7386in" draw:caption-point-x="-0.2402in" draw:caption-point-y="0.5945in">
              <dc:date>2024-01-30T00:00:00</dc:date>
              <text:p text:style-name="P3">勤勉、勉勵</text:p>
            </office:annotation>
          </table:table-cell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⺧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⺷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⻏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万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ma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为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习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击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刁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匀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匹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对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尢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朩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禸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闰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ignore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阜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麦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龴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>
          <table:table-cell office:value-type="string" calcext:value-type="string">
            <text:p>𠂆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radical</text:p>
          </table:table-cell>
          <table:table-cell table:content-validation-name="val2"/>
          <table:table-cell table:number-columns-repeated="3"/>
        </table:table-row>
        <table:table-row table:style-name="ro1" table:number-rows-repeated="1048152">
          <table:table-cell table:number-columns-repeated="3"/>
          <table:table-cell table:content-validation-name="val1"/>
          <table:table-cell table:content-validation-name="val2"/>
          <table:table-cell table:number-columns-repeated="3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31T08:21:04.354000000</dc:date>
    <meta:editing-duration>P1DT9H55M53S</meta:editing-duration>
    <meta:editing-cycles>19</meta:editing-cycles>
    <meta:generator>LibreOffice/7.4.4.2$Windows_X86_64 LibreOffice_project/85569322deea74ec9134968a29af2df5663baa21</meta:generator>
    <meta:document-statistic meta:table-count="1" meta:cell-count="1212" meta:object-count="0"/>
  </office:meta>
</office:document-meta>
</file>